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108.11pt"/>
    </style:style>
    <style:style style:name="co7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lement Name</text:p>
          </table:table-cell>
          <table:table-cell office:value-type="string" calcext:value-type="string">
            <text:p>Element Symbol</text:p>
          </table:table-cell>
          <table:table-cell office:value-type="string" calcext:value-type="string">
            <text:p>Atomic #</text:p>
          </table:table-cell>
          <table:table-cell office:value-type="string" calcext:value-type="string">
            <text:p>Atomic Mass</text:p>
          </table:table-cell>
          <table:table-cell office:value-type="string" calcext:value-type="string">
            <text:p>Melting Point C</text:p>
          </table:table-cell>
          <table:table-cell office:value-type="string" calcext:value-type="string">
            <text:p>Boiling Point C</text:p>
          </table:table-cell>
          <table:table-cell office:value-type="string" calcext:value-type="string">
            <text:p>Electronegativity Value</text:p>
          </table:table-cell>
          <table:table-cell office:value-type="string" calcext:value-type="string">
            <text:p>Atomic Radius</text:p>
          </table:table-cell>
          <table:table-cell office:value-type="string" calcext:value-type="string">
            <text:p>Ionic Radius</text:p>
          </table:table-cell>
          <table:table-cell office:value-type="string" calcext:value-type="string">
            <text:p>First ionization energy</text:p>
          </table:table-cell>
        </table:table-row>
        <table:table-row table:style-name="ro1">
          <table:table-cell office:value-type="string" calcext:value-type="string">
            <text:p>Fluorin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8.998" calcext:value-type="float">
            <text:p>18.998</text:p>
          </table:table-cell>
          <table:table-cell office:value-type="float" office:value="-220" calcext:value-type="float">
            <text:p>-220</text:p>
          </table:table-cell>
          <table:table-cell office:value-type="float" office:value="-188" calcext:value-type="float">
            <text:p>-188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33" calcext:value-type="float">
            <text:p>133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Chlorine</text:p>
          </table:table-cell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5.453" calcext:value-type="float">
            <text:p>35.453</text:p>
          </table:table-cell>
          <table:table-cell office:value-type="float" office:value="-101" calcext:value-type="float">
            <text:p>-101</text:p>
          </table:table-cell>
          <table:table-cell office:value-type="float" office:value="-35" calcext:value-type="float">
            <text:p>-35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Bromine</text:p>
          </table:table-cell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79.904" calcext:value-type="float">
            <text:p>79.904</text:p>
          </table:table-cell>
          <table:table-cell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office:value-type="float" office:value="2.8" calcext:value-type="float">
            <text:p>2.8</text:p>
          </table:table-cell>
          <table:table-cell office:value-type="float" office:value="120" calcext:value-type="float">
            <text:p>120</text:p>
          </table:table-cell>
          <table:table-cell office:value-type="float" office:value="196" calcext:value-type="float">
            <text:p>196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Iodine</text:p>
          </table:table-cell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6.9" calcext:value-type="float">
            <text:p>126.9</text:p>
          </table:table-cell>
          <table:table-cell office:value-type="float" office:value="114" calcext:value-type="float">
            <text:p>114</text:p>
          </table:table-cell>
          <table:table-cell office:value-type="float" office:value="184" calcext:value-type="float">
            <text:p>184</text:p>
          </table:table-cell>
          <table:table-cell office:value-type="float" office:value="2.5" calcext:value-type="float">
            <text:p>2.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Astatine</text:p>
          </table:table-cell>
          <table:table-cell office:value-type="string" calcext:value-type="string">
            <text:p>At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575" calcext:value-type="float">
            <text:p>575</text:p>
          </table:table-cell>
          <table:table-cell office:value-type="float" office:value="638" calcext:value-type="float">
            <text:p>638</text:p>
          </table:table-cell>
          <table:table-cell office:value-type="float" office:value="2.2" calcext:value-type="float">
            <text:p>2.2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926" calcext:value-type="float">
            <text:p>926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23pt" svg:x="11.85pt" svg:y="9.04pt">
            <draw:object draw:notify-on-update-of-ranges="Data.C2:Data.C6 Data.I2:Data.I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476.45pt" svg:y="9.81pt">
            <draw:object draw:notify-on-update-of-ranges="Data.C2:Data.C6 Data.J2:Data.J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2:40:44.243473080</meta:creation-date>
    <dc:date>2015-11-11T13:36:36.361870946</dc:date>
    <meta:editing-duration>PT23M2S</meta:editing-duration>
    <meta:editing-cycles>4</meta:editing-cycles>
    <meta:generator>LibreOffice/4.4.5.2$Linux_X86_64 LibreOffice_project/40$Build-2</meta:generator>
    <meta:document-statistic meta:table-count="2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535cm" svg:y="0.316cm" chart:style-name="ch2">
          <text:p>Atomic # vs Ionic Radius</text:p>
        </chart:title>
        <chart:legend chart:legend-position="end" svg:x="12.83cm" svg:y="4.203cm" style:legend-expansion="high" chart:style-name="ch3"/>
        <chart:plot-area chart:style-name="ch4" table:cell-range-address="Data.C2:Data.C6 Data.I2:Data.I6" chart:data-source-has-labels="both" svg:x="1.331cm" svg:y="1.275cm" svg:width="11.179cm" svg:height="6.569cm">
          <chartooo:coordinate-region svg:x="2.138cm" svg:y="1.474cm" svg:width="10.186cm" svg:height="5.723cm"/>
          <chart:axis chart:dimension="x" chart:name="primary-x" chart:style-name="ch5" chartooo:axis-type="auto">
            <chartooo:date-scale/>
            <chart:title svg:x="5.738cm" svg:y="8.024cm" chart:style-name="ch6">
              <text:p>Atomic Number</text:p>
            </chart:title>
            <chart:categories table:cell-range-address="Data.C2:Data.C6"/>
            <chart:grid chart:style-name="ch7" chart:class="major"/>
          </chart:axis>
          <chart:axis chart:dimension="y" chart:name="primary-y" chart:style-name="ch5">
            <chart:title svg:x="0.451cm" svg:y="5.529cm" chart:style-name="ch8">
              <text:p>Ionic Radius</text:p>
            </chart:title>
            <chart:grid chart:style-name="ch7" chart:class="major"/>
          </chart:axis>
          <chart:series chart:style-name="ch9" chart:values-cell-range-address="Data.I2:Data.I6" loext:label-string="ionic_radius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ic_radius</text:p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ata.C2:Data.C6</svg:desc>
                </draw:g>
              </table:table-cell>
              <table:table-cell office:value-type="float" office:value="133">
                <text:p>133</text:p>
                <draw:g>
                  <svg:desc>Data.I2:Data.I6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4.583cm" svg:y="0.316cm" chart:style-name="ch2">
          <text:p>Atomic # vs First Ionization energy</text:p>
        </chart:title>
        <chart:legend chart:legend-position="end" svg:x="11.322cm" svg:y="4.203cm" style:legend-expansion="high" chart:style-name="ch3"/>
        <chart:plot-area chart:style-name="ch4" table:cell-range-address="Data.C2:Data.C6 Data.J2:Data.J6" chart:data-source-has-labels="both" svg:x="1.331cm" svg:y="1.275cm" svg:width="9.671cm" svg:height="6.569cm">
          <chartooo:coordinate-region svg:x="2.138cm" svg:y="1.474cm" svg:width="8.492cm" svg:height="5.723cm"/>
          <chart:axis chart:dimension="x" chart:name="primary-x" chart:style-name="ch5" chartooo:axis-type="auto">
            <chartooo:date-scale/>
            <chart:title svg:x="4.984cm" svg:y="8.024cm" chart:style-name="ch6">
              <text:p>Atomic Number</text:p>
            </chart:title>
            <chart:categories table:cell-range-address="Data.C2:Data.C6"/>
            <chart:grid chart:style-name="ch7" chart:class="major"/>
          </chart:axis>
          <chart:axis chart:dimension="y" chart:name="primary-y" chart:style-name="ch5">
            <chart:title svg:x="0.451cm" svg:y="6.098cm" chart:style-name="ch8">
              <text:p>1st Ionization energy</text:p>
            </chart:title>
            <chart:grid chart:style-name="ch7" chart:class="major"/>
          </chart:axis>
          <chart:series chart:style-name="ch9" chart:values-cell-range-address="Data.J2:Data.J6" loext:label-string="1st_ionization_energy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ionization_energy</text:p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ata.C2:Data.C6</svg:desc>
                </draw:g>
              </table:table-cell>
              <table:table-cell office:value-type="float" office:value="1681">
                <text:p>1681</text:p>
                <draw:g>
                  <svg:desc>Data.J2:Data.J6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26">
                <text:p>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